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7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st_effort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 table:number-columns-spanned="5" table:number-rows-spanned="1">
            <text:p>eProsima Fast RTPS Latency Best Effort Typ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Message Size (bytes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3" calcext:value-type="float">
            <text:p>113</text:p>
          </table:table-cell>
          <table:table-cell office:value-type="float" office:value="679" calcext:value-type="float">
            <text:p>679</text:p>
          </table:table-cell>
          <table:table-cell office:value-type="float" office:value="147.24" calcext:value-type="float">
            <text:p>147.24</text:p>
          </table:table-cell>
          <table:table-cell office:value-type="float" office:value="28.46" calcext:value-type="float">
            <text:p>28.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office:value-type="float" office:value="395" calcext:value-type="float">
            <text:p>395</text:p>
          </table:table-cell>
          <table:table-cell office:value-type="float" office:value="141.76" calcext:value-type="float">
            <text:p>141.76</text:p>
          </table:table-cell>
          <table:table-cell office:value-type="float" office:value="23.29" calcext:value-type="float">
            <text:p>23.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622" calcext:value-type="float">
            <text:p>622</text:p>
          </table:table-cell>
          <table:table-cell office:value-type="float" office:value="148.82" calcext:value-type="float">
            <text:p>148.82</text:p>
          </table:table-cell>
          <table:table-cell office:value-type="float" office:value="28.08" calcext:value-type="float">
            <text:p>28.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458" calcext:value-type="float">
            <text:p>458</text:p>
          </table:table-cell>
          <table:table-cell office:value-type="float" office:value="140.99" calcext:value-type="float">
            <text:p>140.99</text:p>
          </table:table-cell>
          <table:table-cell office:value-type="float" office:value="24.71" calcext:value-type="float">
            <text:p>24.7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 014</text:p>
          </table:table-cell>
          <table:table-cell office:value-type="float" office:value="144.49" calcext:value-type="float">
            <text:p>144.49</text:p>
          </table:table-cell>
          <table:table-cell office:value-type="float" office:value="27.87" calcext:value-type="float">
            <text:p>27.8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 125</text:p>
          </table:table-cell>
          <table:table-cell office:value-type="float" office:value="156" calcext:value-type="float">
            <text:p>156</text:p>
          </table:table-cell>
          <table:table-cell office:value-type="float" office:value="46.15" calcext:value-type="float">
            <text:p>46.1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0" calcext:value-type="float">
            <text:p>110</text:p>
          </table:table-cell>
          <table:table-cell office:value-type="float" office:value="615" calcext:value-type="float">
            <text:p>615</text:p>
          </table:table-cell>
          <table:table-cell office:value-type="float" office:value="150.62" calcext:value-type="float">
            <text:p>150.62</text:p>
          </table:table-cell>
          <table:table-cell office:value-type="float" office:value="29.53" calcext:value-type="float">
            <text:p>29.5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 011</text:p>
          </table:table-cell>
          <table:table-cell office:value-type="float" office:value="156.85" calcext:value-type="float">
            <text:p>156.85</text:p>
          </table:table-cell>
          <table:table-cell office:value-type="float" office:value="29.58" calcext:value-type="float">
            <text:p>29.5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7" calcext:value-type="float">
            <text:p>127</text:p>
          </table:table-cell>
          <table:table-cell office:value-type="float" office:value="894" calcext:value-type="float">
            <text:p>894</text:p>
          </table:table-cell>
          <table:table-cell office:value-type="float" office:value="168.33" calcext:value-type="float">
            <text:p>168.33</text:p>
          </table:table-cell>
          <table:table-cell office:value-type="float" office:value="29.42" calcext:value-type="float">
            <text:p>29.4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 650</text:p>
          </table:table-cell>
          <table:table-cell office:value-type="float" office:value="189.87" calcext:value-type="float">
            <text:p>189.87</text:p>
          </table:table-cell>
          <table:table-cell office:value-type="float" office:value="35.74" calcext:value-type="float">
            <text:p>35.7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2 250</text:p>
          </table:table-cell>
          <table:table-cell office:value-type="float" office:value="221.26" calcext:value-type="float">
            <text:p>221.26</text:p>
          </table:table-cell>
          <table:table-cell office:value-type="float" office:value="45.88" calcext:value-type="float">
            <text:p>45.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float" office:value="160.56" calcext:value-type="float">
            <text:p>160.56</text:p>
          </table:table-cell>
          <table:table-cell/>
        </table:table-row>
        <table:table-row table:style-name="ro1">
          <table:table-cell office:value-type="string" calcext:value-type="string" table:number-columns-spanned="5" table:number-rows-spanned="1">
            <text:p>OpenDDS Latency Best Effort Typ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Message Size (bytes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20 591</text:p>
          </table:table-cell>
          <table:table-cell office:value-type="float" office:value="367.18" calcext:value-type="float">
            <text:p>367.18</text:p>
          </table:table-cell>
          <table:table-cell office:value-type="float" office:value="750.83" calcext:value-type="float">
            <text:p>750.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4" calcext:value-type="float">
            <text:p>274</text:p>
          </table:table-cell>
          <table:table-cell office:value-type="float" office:value="970" calcext:value-type="float">
            <text:p>970</text:p>
          </table:table-cell>
          <table:table-cell office:value-type="float" office:value="325.69" calcext:value-type="float">
            <text:p>325.69</text:p>
          </table:table-cell>
          <table:table-cell office:value-type="float" office:value="29.29" calcext:value-type="float">
            <text:p>29.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5" calcext:value-type="float">
            <text:p>265</text:p>
          </table:table-cell>
          <table:table-cell office:value-type="float" office:value="476" calcext:value-type="float">
            <text:p>476</text:p>
          </table:table-cell>
          <table:table-cell office:value-type="float" office:value="319.18" calcext:value-type="float">
            <text:p>319.18</text:p>
          </table:table-cell>
          <table:table-cell office:value-type="float" office:value="17.95" calcext:value-type="float">
            <text:p>17.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1 034</text:p>
          </table:table-cell>
          <table:table-cell office:value-type="float" office:value="320.24" calcext:value-type="float">
            <text:p>320.24</text:p>
          </table:table-cell>
          <table:table-cell office:value-type="float" office:value="23.51" calcext:value-type="float">
            <text:p>23.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1 408</text:p>
          </table:table-cell>
          <table:table-cell office:value-type="float" office:value="322.91" calcext:value-type="float">
            <text:p>322.91</text:p>
          </table:table-cell>
          <table:table-cell office:value-type="float" office:value="30.18" calcext:value-type="float">
            <text:p>30.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0 408</text:p>
          </table:table-cell>
          <table:table-cell office:value-type="float" office:value="351.89" calcext:value-type="float">
            <text:p>351.89</text:p>
          </table:table-cell>
          <table:table-cell office:value-type="float" office:value="125.48" calcext:value-type="float">
            <text:p>125.4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1 028</text:p>
          </table:table-cell>
          <table:table-cell office:value-type="float" office:value="348.96" calcext:value-type="float">
            <text:p>348.96</text:p>
          </table:table-cell>
          <table:table-cell office:value-type="float" office:value="43.92" calcext:value-type="float">
            <text:p>43.9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1 645</text:p>
          </table:table-cell>
          <table:table-cell office:value-type="float" office:value="348.01" calcext:value-type="float">
            <text:p>348.01</text:p>
          </table:table-cell>
          <table:table-cell office:value-type="float" office:value="47.02" calcext:value-type="float">
            <text:p>47.0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64" calcext:value-type="float">
            <text:p>264</text:p>
          </table:table-cell>
          <table:table-cell office:value-type="float" office:value="973" calcext:value-type="float">
            <text:p>973</text:p>
          </table:table-cell>
          <table:table-cell office:value-type="float" office:value="352.68" calcext:value-type="float">
            <text:p>352.68</text:p>
          </table:table-cell>
          <table:table-cell office:value-type="float" office:value="42.37" calcext:value-type="float">
            <text:p>42.3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65" calcext:value-type="float">
            <text:p>265</text:p>
          </table:table-cell>
          <table:table-cell office:value-type="float" office:value="875" calcext:value-type="float">
            <text:p>875</text:p>
          </table:table-cell>
          <table:table-cell office:value-type="float" office:value="355.75" calcext:value-type="float">
            <text:p>355.75</text:p>
          </table:table-cell>
          <table:table-cell office:value-type="float" office:value="36.9" calcext:value-type="float">
            <text:p>36.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1 629</text:p>
          </table:table-cell>
          <table:table-cell office:value-type="float" office:value="348.42" calcext:value-type="float">
            <text:p>348.42</text:p>
          </table:table-cell>
          <table:table-cell office:value-type="float" office:value="61.37" calcext:value-type="float">
            <text:p>61.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float" office:value="341.9" calcext:value-type="float">
            <text:p>341.9</text:p>
          </table:table-cell>
          <table:table-cell/>
        </table:table-row>
        <table:table-row table:style-name="ro1">
          <table:table-cell office:value-type="string" calcext:value-type="string" table:number-columns-spanned="5" table:number-rows-spanned="1">
            <text:p>T-test eProsima vs OpenDDS Latency Best Effort Typ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Message Size (bytes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p-valu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9.271" calcext:value-type="float">
            <text:p>-29.271</text:p>
          </table:table-cell>
          <table:table-cell office:value-type="string" calcext:value-type="string">
            <text:p>10 028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490.67" calcext:value-type="float">
            <text:p>-490.67</text:p>
          </table:table-cell>
          <table:table-cell office:value-type="string" calcext:value-type="string">
            <text:p>19 069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511.13" calcext:value-type="float">
            <text:p>-511.13</text:p>
          </table:table-cell>
          <table:table-cell office:value-type="string" calcext:value-type="string">
            <text:p>17 000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525.5" calcext:value-type="float">
            <text:p>-525.5</text:p>
          </table:table-cell>
          <table:table-cell office:value-type="string" calcext:value-type="string">
            <text:p>19 949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434.33" calcext:value-type="float">
            <text:p>-434.33</text:p>
          </table:table-cell>
          <table:table-cell office:value-type="string" calcext:value-type="string">
            <text:p>19 873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146.53" calcext:value-type="float">
            <text:p>-146.53</text:p>
          </table:table-cell>
          <table:table-cell office:value-type="string" calcext:value-type="string">
            <text:p>12 656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-374.77" calcext:value-type="float">
            <text:p>-374.77</text:p>
          </table:table-cell>
          <table:table-cell office:value-type="string" calcext:value-type="string">
            <text:p>17 503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-344.13" calcext:value-type="float">
            <text:p>-344.13</text:p>
          </table:table-cell>
          <table:table-cell office:value-type="string" calcext:value-type="string">
            <text:p>16 842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-357.38" calcext:value-type="float">
            <text:p>-357.38</text:p>
          </table:table-cell>
          <table:table-cell office:value-type="string" calcext:value-type="string">
            <text:p>17 821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-322.86" calcext:value-type="float">
            <text:p>-322.86</text:p>
          </table:table-cell>
          <table:table-cell office:value-type="string" calcext:value-type="string">
            <text:p>19 977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-165.94" calcext:value-type="float">
            <text:p>-165.94</text:p>
          </table:table-cell>
          <table:table-cell office:value-type="string" calcext:value-type="string">
            <text:p>18 516</text:p>
          </table:table-cell>
          <table:table-cell office:value-type="string" calcext:value-type="string">
            <text:p>&lt;2.2e-16</text:p>
          </table:table-cell>
          <table:table-cell/>
        </table:table-row>
      </table:table>
      <table:table table:name="best_effort_graph" table:style-name="ta1">
        <table:shapes>
          <draw:frame draw:z-index="0" draw:style-name="gr1" draw:text-style-name="P1" svg:width="159.97mm" svg:height="90.05mm" svg:x="32.21mm" svg:y="54.45mm">
            <loext:p/>
            <draw:object draw:notify-on-update-of-ranges="best_effort.A18:best_effort.A28 best_effort.A16:best_effort.A16 best_effort.D18:best_effort.D28 best_effort.A1:best_effort.A1 best_effort.D3:best_effort.D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Reliable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 table:number-columns-spanned="5" table:number-rows-spanned="1">
            <text:p>eProsima Fast RTPS Latency Reliable Typ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Message Size (bytes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6 003</text:p>
          </table:table-cell>
          <table:table-cell office:value-type="float" office:value="199.5" calcext:value-type="float">
            <text:p>199.5</text:p>
          </table:table-cell>
          <table:table-cell office:value-type="float" office:value="97.17" calcext:value-type="float">
            <text:p>97.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6 278</text:p>
          </table:table-cell>
          <table:table-cell office:value-type="float" office:value="198.47" calcext:value-type="float">
            <text:p>198.47</text:p>
          </table:table-cell>
          <table:table-cell office:value-type="float" office:value="81.67" calcext:value-type="float">
            <text:p>81.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 879</text:p>
          </table:table-cell>
          <table:table-cell office:value-type="float" office:value="200.24" calcext:value-type="float">
            <text:p>200.24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2 111</text:p>
          </table:table-cell>
          <table:table-cell office:value-type="float" office:value="199.21" calcext:value-type="float">
            <text:p>199.21</text:p>
          </table:table-cell>
          <table:table-cell office:value-type="float" office:value="31.27" calcext:value-type="float">
            <text:p>31.2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2 002</text:p>
          </table:table-cell>
          <table:table-cell office:value-type="float" office:value="196.73" calcext:value-type="float">
            <text:p>196.73</text:p>
          </table:table-cell>
          <table:table-cell office:value-type="float" office:value="29.37" calcext:value-type="float">
            <text:p>29.3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1 496</text:p>
          </table:table-cell>
          <table:table-cell office:value-type="float" office:value="197.23" calcext:value-type="float">
            <text:p>197.23</text:p>
          </table:table-cell>
          <table:table-cell office:value-type="float" office:value="26.39" calcext:value-type="float">
            <text:p>26.3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4 892</text:p>
          </table:table-cell>
          <table:table-cell office:value-type="float" office:value="205.35" calcext:value-type="float">
            <text:p>205.35</text:p>
          </table:table-cell>
          <table:table-cell office:value-type="float" office:value="78.35" calcext:value-type="float">
            <text:p>78.3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3 977</text:p>
          </table:table-cell>
          <table:table-cell office:value-type="float" office:value="207.66" calcext:value-type="float">
            <text:p>207.66</text:p>
          </table:table-cell>
          <table:table-cell office:value-type="float" office:value="43.47" calcext:value-type="float">
            <text:p>43.4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74" calcext:value-type="float">
            <text:p>174</text:p>
          </table:table-cell>
          <table:table-cell office:value-type="float" office:value="796" calcext:value-type="float">
            <text:p>796</text:p>
          </table:table-cell>
          <table:table-cell office:value-type="float" office:value="213.82" calcext:value-type="float">
            <text:p>213.82</text:p>
          </table:table-cell>
          <table:table-cell office:value-type="float" office:value="23.38" calcext:value-type="float">
            <text:p>23.3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2 729</text:p>
          </table:table-cell>
          <table:table-cell office:value-type="float" office:value="231.67" calcext:value-type="float">
            <text:p>231.67</text:p>
          </table:table-cell>
          <table:table-cell office:value-type="float" office:value="26.45" calcext:value-type="float">
            <text:p>26.4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1 195</text:p>
          </table:table-cell>
          <table:table-cell office:value-type="float" office:value="262.98" calcext:value-type="float">
            <text:p>262.98</text:p>
          </table:table-cell>
          <table:table-cell office:value-type="float" office:value="28.36" calcext:value-type="float">
            <text:p>28.3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float" office:value="210.26" calcext:value-type="float">
            <text:p>210.26</text:p>
          </table:table-cell>
          <table:table-cell/>
        </table:table-row>
        <table:table-row table:style-name="ro1">
          <table:table-cell office:value-type="string" calcext:value-type="string" table:number-columns-spanned="5" table:number-rows-spanned="1">
            <text:p>OpenDDS Latency Reliable Typ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Message Size (bytes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0 696</text:p>
          </table:table-cell>
          <table:table-cell office:value-type="float" office:value="406.19" calcext:value-type="float">
            <text:p>406.19</text:p>
          </table:table-cell>
          <table:table-cell office:value-type="float" office:value="293.54" calcext:value-type="float">
            <text:p>293.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10 585</text:p>
          </table:table-cell>
          <table:table-cell office:value-type="float" office:value="413.39" calcext:value-type="float">
            <text:p>413.39</text:p>
          </table:table-cell>
          <table:table-cell office:value-type="float" office:value="331.99" calcext:value-type="float">
            <text:p>331.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10 611</text:p>
          </table:table-cell>
          <table:table-cell office:value-type="float" office:value="413.24" calcext:value-type="float">
            <text:p>413.24</text:p>
          </table:table-cell>
          <table:table-cell office:value-type="float" office:value="305.65" calcext:value-type="float">
            <text:p>305.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12 149</text:p>
          </table:table-cell>
          <table:table-cell office:value-type="float" office:value="408.68" calcext:value-type="float">
            <text:p>408.68</text:p>
          </table:table-cell>
          <table:table-cell office:value-type="float" office:value="326.76" calcext:value-type="float">
            <text:p>326.7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16 763</text:p>
          </table:table-cell>
          <table:table-cell office:value-type="float" office:value="405.78" calcext:value-type="float">
            <text:p>405.78</text:p>
          </table:table-cell>
          <table:table-cell office:value-type="float" office:value="330.79" calcext:value-type="float">
            <text:p>330.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5 333</text:p>
          </table:table-cell>
          <table:table-cell office:value-type="float" office:value="404.52" calcext:value-type="float">
            <text:p>404.52</text:p>
          </table:table-cell>
          <table:table-cell office:value-type="float" office:value="189.25" calcext:value-type="float">
            <text:p>189.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2 587</text:p>
          </table:table-cell>
          <table:table-cell office:value-type="float" office:value="421.96" calcext:value-type="float">
            <text:p>421.96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7 052</text:p>
          </table:table-cell>
          <table:table-cell office:value-type="float" office:value="413.88" calcext:value-type="float">
            <text:p>413.88</text:p>
          </table:table-cell>
          <table:table-cell office:value-type="float" office:value="212.52" calcext:value-type="float">
            <text:p>212.5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9 462</text:p>
          </table:table-cell>
          <table:table-cell office:value-type="float" office:value="422.22" calcext:value-type="float">
            <text:p>422.22</text:p>
          </table:table-cell>
          <table:table-cell office:value-type="float" office:value="218.54" calcext:value-type="float">
            <text:p>218.5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6 076</text:p>
          </table:table-cell>
          <table:table-cell office:value-type="float" office:value="426.91" calcext:value-type="float">
            <text:p>426.91</text:p>
          </table:table-cell>
          <table:table-cell office:value-type="float" office:value="192.32" calcext:value-type="float">
            <text:p>192.3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5 237</text:p>
          </table:table-cell>
          <table:table-cell office:value-type="float" office:value="419.82" calcext:value-type="float">
            <text:p>419.82</text:p>
          </table:table-cell>
          <table:table-cell office:value-type="float" office:value="91.33" calcext:value-type="float">
            <text:p>91.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 table:number-columns-spanned="5" table:number-rows-spanned="1">
            <text:p>T-test eProsima vs OpenDDS Latency Reliable Typ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Message Size (bytes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p-valu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6.85" calcext:value-type="float">
            <text:p>-66.85</text:p>
          </table:table-cell>
          <table:table-cell office:value-type="string" calcext:value-type="string">
            <text:p>12 164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62.86" calcext:value-type="float">
            <text:p>-62.86</text:p>
          </table:table-cell>
          <table:table-cell office:value-type="string" calcext:value-type="string">
            <text:p>11 205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69.36" calcext:value-type="float">
            <text:p>-69.36</text:p>
          </table:table-cell>
          <table:table-cell office:value-type="string" calcext:value-type="string">
            <text:p>10 187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63.79" calcext:value-type="float">
            <text:p>-63.79</text:p>
          </table:table-cell>
          <table:table-cell office:value-type="string" calcext:value-type="string">
            <text:p>10 182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62.94" calcext:value-type="float">
            <text:p>-62.94</text:p>
          </table:table-cell>
          <table:table-cell office:value-type="string" calcext:value-type="string">
            <text:p>10 157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108.48" calcext:value-type="float">
            <text:p>-108.48</text:p>
          </table:table-cell>
          <table:table-cell office:value-type="string" calcext:value-type="string">
            <text:p>10 388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-166.65" calcext:value-type="float">
            <text:p>-166.65</text:p>
          </table:table-cell>
          <table:table-cell office:value-type="string" calcext:value-type="string">
            <text:p>18 608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-95.06" calcext:value-type="float">
            <text:p>-95.06</text:p>
          </table:table-cell>
          <table:table-cell office:value-type="string" calcext:value-type="string">
            <text:p>10 834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-94.81" calcext:value-type="float">
            <text:p>-94.81</text:p>
          </table:table-cell>
          <table:table-cell office:value-type="string" calcext:value-type="string">
            <text:p>10 228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-99.74" calcext:value-type="float">
            <text:p>-99.74</text:p>
          </table:table-cell>
          <table:table-cell office:value-type="string" calcext:value-type="string">
            <text:p>10 716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-163.98" calcext:value-type="float">
            <text:p>-163.98</text:p>
          </table:table-cell>
          <table:table-cell office:value-type="string" calcext:value-type="string">
            <text:p>11 910</text:p>
          </table:table-cell>
          <table:table-cell office:value-type="string" calcext:value-type="string">
            <text:p>&lt;2.2e-16</text:p>
          </table:table-cell>
          <table:table-cell/>
        </table:table-row>
      </table:table>
      <table:table table:name="reliable_graph" table:style-name="ta1">
        <table:shapes>
          <draw:frame draw:z-index="0" draw:style-name="gr1" draw:text-style-name="P1" svg:width="159.97mm" svg:height="90.05mm" svg:x="0.01mm" svg:y="0.01mm">
            <loext:p/>
            <draw:object draw:notify-on-update-of-ranges="best_effort.A18:best_effort.A28 Reliable.A16:Reliable.A16 Reliable.D18:Reliable.D28 Reliable.A1:Reliable.A1 Reliable.D3:Reliable.D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best_vs_reliable" table:style-name="ta1">
        <table:shapes>
          <draw:frame draw:z-index="0" draw:style-name="gr1" draw:text-style-name="P1" svg:width="178.14mm" svg:height="137.59mm" svg:x="23.68mm" svg:y="1.06mm">
            <loext:p/>
            <draw:object draw:notify-on-update-of-ranges="Reliable.A18:Reliable.A28 best_effort.A1:best_effort.A1 best_effort.D3:best_effort.D13 Reliable.A1:Reliable.A1 Reliable.D3:Reliable.D13 best_effort.A16:best_effort.A16 best_effort.D18:best_effort.D28 Reliable.A16:Reliable.A16 Reliable.D18:Reliable.D2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9">00/00/0000</text:date>, <text:time style:data-style-name="N2" text:time-value="18:20:20.9557481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20:47:51.137310748</meta:creation-date>
    <dc:date>2017-11-29T18:26:41.449576527</dc:date>
    <meta:editing-duration>PT27M49S</meta:editing-duration>
    <meta:editing-cycles>8</meta:editing-cycles>
    <meta:generator>LibreOffice/5.4.3.2$Linux_X86_64 LibreOffice_project/40$Build-2</meta:generator>
    <meta:document-statistic meta:table-count="5" meta:cell-count="34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768cm" fo:min-width="0.1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15.998cm" svg:height="9.006cm" xlink:href=".." xlink:type="simple" chart:class="chart:line" chart:style-name="ch1">
        <chart:title svg:x="3.338cm" svg:y="0.315cm" chart:style-name="ch2">
          <text:p>OpenDDS vs eProsima Fast RTPS Best Effort</text:p>
        </chart:title>
        <chart:legend chart:legend-position="end" svg:x="10.024cm" svg:y="3.716cm" style:legend-expansion="high" chart:style-name="ch3"/>
        <chart:plot-area chart:style-name="ch4" table:cell-range-address="best_effort.A18:best_effort.A28 best_effort.A16:best_effort.A16 best_effort.D18:best_effort.D28 best_effort.A1:best_effort.A1 best_effort.D3:best_effort.D13" chart:data-source-has-labels="both" svg:x="1.278cm" svg:y="1.196cm" svg:width="8.427cm" svg:height="6.701cm">
          <chartooo:coordinate-region svg:x="2.085cm" svg:y="1.196cm" svg:width="7.506cm" svg:height="5.411cm"/>
          <chart:axis chart:dimension="x" chart:name="primary-x" chart:style-name="ch5" chartooo:axis-type="auto">
            <chartooo:date-scale/>
            <chart:title svg:x="3.846cm" svg:y="8.077cm" chart:style-name="ch6">
              <text:p>Message size in bytes</text:p>
            </chart:title>
            <chart:categories table:cell-range-address="best_effort.A18:best_effort.A28"/>
          </chart:axis>
          <chart:axis chart:dimension="y" chart:name="primary-y" chart:style-name="ch5">
            <chart:title svg:x="0.451cm" svg:y="6.178cm" chart:style-name="ch7">
              <text:p>Time in microseconds</text:p>
            </chart:title>
            <chart:grid chart:style-name="ch8" chart:class="major"/>
          </chart:axis>
          <chart:series chart:style-name="ch9" chart:values-cell-range-address="best_effort.D18:best_effort.D28" chart:label-cell-address="best_effort.A16:best_effort.A16" chart:class="chart:line">
            <chart:data-point chart:repeated="11"/>
          </chart:series>
          <chart:series chart:style-name="ch10" chart:values-cell-range-address="best_effort.D3:best_effort.D13" chart:label-cell-address="best_effort.A1:best_effort.A1" chart:class="chart:line">
            <chart:data-point chart:repeated="11"/>
          </chart:series>
          <chart:wall chart:style-name="ch11"/>
          <chart:floor chart:style-name="ch12"/>
        </chart:plot-area>
        <draw:frame draw:style-name="gr1" draw:text-style-name="P1" svg:width="0.1cm" svg:height="0.768cm" svg:x="0cm" svg:y="-0.198cm">
          <draw:text-box>
            <text:p/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DDS Latency Best Effort Type</text:p>
                <draw:g>
                  <svg:desc>best_effort.A16:best_effort.A16</svg:desc>
                </draw:g>
              </table:table-cell>
              <table:table-cell office:value-type="string">
                <text:p>eProsima Fast RTPS Latency Best Effort Type</text:p>
                <draw:g>
                  <svg:desc>best_effort.A1:best_effort.A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best_effort.A18:best_effort.A28</svg:desc>
                </draw:g>
              </table:table-cell>
              <table:table-cell office:value-type="float" office:value="367.18">
                <text:p>367.18</text:p>
                <draw:g>
                  <svg:desc>best_effort.D18:best_effort.D28</svg:desc>
                </draw:g>
              </table:table-cell>
              <table:table-cell office:value-type="float" office:value="147.24">
                <text:p>147.24</text:p>
                <draw:g>
                  <svg:desc>best_effort.D3:best_effort.D13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5.69">
                <text:p>325.69</text:p>
              </table:table-cell>
              <table:table-cell office:value-type="float" office:value="141.76">
                <text:p>141.7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19.18">
                <text:p>319.18</text:p>
              </table:table-cell>
              <table:table-cell office:value-type="float" office:value="148.82">
                <text:p>148.8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20.24">
                <text:p>320.24</text:p>
              </table:table-cell>
              <table:table-cell office:value-type="float" office:value="140.99">
                <text:p>140.9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22.91">
                <text:p>322.91</text:p>
              </table:table-cell>
              <table:table-cell office:value-type="float" office:value="144.49">
                <text:p>144.4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51.89">
                <text:p>351.8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48.96">
                <text:p>348.96</text:p>
              </table:table-cell>
              <table:table-cell office:value-type="float" office:value="150.62">
                <text:p>150.6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48.01">
                <text:p>348.01</text:p>
              </table:table-cell>
              <table:table-cell office:value-type="float" office:value="156.85">
                <text:p>156.8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52.68">
                <text:p>352.68</text:p>
              </table:table-cell>
              <table:table-cell office:value-type="float" office:value="168.33">
                <text:p>168.3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355.75">
                <text:p>355.75</text:p>
              </table:table-cell>
              <table:table-cell office:value-type="float" office:value="189.87">
                <text:p>189.87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348.42">
                <text:p>348.42</text:p>
              </table:table-cell>
              <table:table-cell office:value-type="float" office:value="221.26">
                <text:p>221.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768cm" fo:min-width="0.1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15.998cm" svg:height="9.006cm" xlink:href=".." xlink:type="simple" chart:class="chart:line" chart:style-name="ch1">
        <chart:title svg:x="3.603cm" svg:y="0.315cm" chart:style-name="ch2">
          <text:p>OpenDDS vs eProsima Fast RTPS Reliable</text:p>
        </chart:title>
        <chart:legend chart:legend-position="end" svg:x="10.05cm" svg:y="3.716cm" style:legend-expansion="high" chart:style-name="ch3"/>
        <chart:plot-area chart:style-name="ch4" table:cell-range-address="best_effort.A18:best_effort.A28 Reliable.A16:Reliable.A16 Reliable.D18:Reliable.D28 Reliable.A1:Reliable.A1 Reliable.D3:Reliable.D13" chart:data-source-has-labels="both" svg:x="1.278cm" svg:y="1.196cm" svg:width="8.453cm" svg:height="6.701cm">
          <chartooo:coordinate-region svg:x="2.085cm" svg:y="1.196cm" svg:width="7.533cm" svg:height="5.411cm"/>
          <chart:axis chart:dimension="x" chart:name="primary-x" chart:style-name="ch5" chartooo:axis-type="auto">
            <chartooo:date-scale/>
            <chart:title svg:x="3.859cm" svg:y="8.077cm" chart:style-name="ch6">
              <text:p>Message size in bytes</text:p>
            </chart:title>
            <chart:categories table:cell-range-address="best_effort.A18:best_effort.A28"/>
          </chart:axis>
          <chart:axis chart:dimension="y" chart:name="primary-y" chart:style-name="ch5">
            <chart:title svg:x="0.451cm" svg:y="6.178cm" chart:style-name="ch7">
              <text:p>Time in microseconds</text:p>
            </chart:title>
            <chart:grid chart:style-name="ch8" chart:class="major"/>
          </chart:axis>
          <chart:series chart:style-name="ch9" chart:values-cell-range-address="Reliable.D18:Reliable.D28" chart:label-cell-address="Reliable.A16:Reliable.A16" chart:class="chart:line">
            <chart:data-point chart:repeated="11"/>
          </chart:series>
          <chart:series chart:style-name="ch10" chart:values-cell-range-address="Reliable.D3:Reliable.D13" chart:label-cell-address="Reliable.A1:Reliable.A1" chart:class="chart:line">
            <chart:data-point chart:repeated="11"/>
          </chart:series>
          <chart:wall chart:style-name="ch11"/>
          <chart:floor chart:style-name="ch12"/>
        </chart:plot-area>
        <draw:frame draw:style-name="gr1" draw:text-style-name="P1" svg:width="0.1cm" svg:height="0.768cm" svg:x="0cm" svg:y="-0.198cm">
          <draw:text-box>
            <text:p/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DDS Latency Reliable Type</text:p>
                <draw:g>
                  <svg:desc>Reliable.A16:Reliable.A16</svg:desc>
                </draw:g>
              </table:table-cell>
              <table:table-cell office:value-type="string">
                <text:p>eProsima Fast RTPS Latency Reliable Type</text:p>
                <draw:g>
                  <svg:desc>Reliable.A1:Reliable.A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best_effort.A18:best_effort.A28</svg:desc>
                </draw:g>
              </table:table-cell>
              <table:table-cell office:value-type="float" office:value="406.19">
                <text:p>406.19</text:p>
                <draw:g>
                  <svg:desc>Reliable.D18:Reliable.D28</svg:desc>
                </draw:g>
              </table:table-cell>
              <table:table-cell office:value-type="float" office:value="199.5">
                <text:p>199.5</text:p>
                <draw:g>
                  <svg:desc>Reliable.D3:Reliable.D13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13.39">
                <text:p>413.39</text:p>
              </table:table-cell>
              <table:table-cell office:value-type="float" office:value="198.47">
                <text:p>198.4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13.24">
                <text:p>413.24</text:p>
              </table:table-cell>
              <table:table-cell office:value-type="float" office:value="200.24">
                <text:p>200.2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08.68">
                <text:p>408.68</text:p>
              </table:table-cell>
              <table:table-cell office:value-type="float" office:value="199.21">
                <text:p>199.2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05.78">
                <text:p>405.78</text:p>
              </table:table-cell>
              <table:table-cell office:value-type="float" office:value="196.73">
                <text:p>196.7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04.52">
                <text:p>404.52</text:p>
              </table:table-cell>
              <table:table-cell office:value-type="float" office:value="197.23">
                <text:p>197.2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21.96">
                <text:p>421.96</text:p>
              </table:table-cell>
              <table:table-cell office:value-type="float" office:value="205.35">
                <text:p>205.3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13.88">
                <text:p>413.88</text:p>
              </table:table-cell>
              <table:table-cell office:value-type="float" office:value="207.66">
                <text:p>207.6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22.22">
                <text:p>422.22</text:p>
              </table:table-cell>
              <table:table-cell office:value-type="float" office:value="213.82">
                <text:p>213.8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26.91">
                <text:p>426.91</text:p>
              </table:table-cell>
              <table:table-cell office:value-type="float" office:value="231.67">
                <text:p>231.67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419.82">
                <text:p>419.82</text:p>
              </table:table-cell>
              <table:table-cell office:value-type="float" office:value="262.98">
                <text:p>262.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815cm" svg:height="13.76cm" xlink:href=".." xlink:type="simple" chart:class="chart:line" chart:style-name="ch1">
        <chart:title svg:x="4.524cm" svg:y="0.41cm" chart:style-name="ch2">
          <text:p>OpenDDS vs eProsima Fast RTPS Latency</text:p>
        </chart:title>
        <chart:legend chart:legend-position="end" svg:x="11.232cm" svg:y="5.512cm" style:legend-expansion="high" chart:style-name="ch3"/>
        <chart:plot-area chart:style-name="ch4" table:cell-range-address="Reliable.A18:Reliable.A28 best_effort.A1:best_effort.A1 best_effort.D3:best_effort.D13 Reliable.A1:Reliable.A1 Reliable.D3:Reliable.D13 best_effort.A16:best_effort.A16 best_effort.D18:best_effort.D28 Reliable.A16:Reliable.A16 Reliable.D18:Reliable.D28" chart:data-source-has-labels="both" svg:x="1.315cm" svg:y="1.386cm" svg:width="9.561cm" svg:height="11.17cm">
          <chartooo:coordinate-region svg:x="2.122cm" svg:y="1.546cm" svg:width="8.289cm" svg:height="10.442cm"/>
          <chart:axis chart:dimension="x" chart:name="primary-x" chart:style-name="ch5" chartooo:axis-type="auto">
            <chartooo:date-scale/>
            <chart:title svg:x="4.45cm" svg:y="12.831cm" chart:style-name="ch6">
              <text:p>Message size in bytes</text:p>
            </chart:title>
            <chart:categories table:cell-range-address="Reliable.A18:Reliable.A28"/>
          </chart:axis>
          <chart:axis chart:dimension="y" chart:name="primary-y" chart:style-name="ch5">
            <chart:title svg:x="0.451cm" svg:y="8.603cm" chart:style-name="ch7">
              <text:p>Time in microseconds</text:p>
            </chart:title>
            <chart:grid chart:style-name="ch8" chart:class="major"/>
          </chart:axis>
          <chart:series chart:style-name="ch9" chart:values-cell-range-address="best_effort.D3:best_effort.D13" chart:label-cell-address="best_effort.A1:best_effort.A1" chart:class="chart:line">
            <chart:data-point chart:repeated="11"/>
          </chart:series>
          <chart:series chart:style-name="ch10" chart:values-cell-range-address="Reliable.D3:Reliable.D13" chart:label-cell-address="Reliable.A1:Reliable.A1" chart:class="chart:line">
            <chart:data-point chart:repeated="11"/>
          </chart:series>
          <chart:series chart:style-name="ch11" chart:values-cell-range-address="best_effort.D18:best_effort.D28" chart:label-cell-address="best_effort.A16:best_effort.A16" chart:class="chart:line">
            <chart:data-point chart:repeated="11"/>
          </chart:series>
          <chart:series chart:style-name="ch12" chart:values-cell-range-address="Reliable.D18:Reliable.D28" chart:label-cell-address="Reliable.A16:Reliable.A16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rosima Fast RTPS Latency Best Effort Type</text:p>
                <draw:g>
                  <svg:desc>best_effort.A1:best_effort.A1</svg:desc>
                </draw:g>
              </table:table-cell>
              <table:table-cell office:value-type="string">
                <text:p>eProsima Fast RTPS Latency Reliable Type</text:p>
                <draw:g>
                  <svg:desc>Reliable.A1:Reliable.A1</svg:desc>
                </draw:g>
              </table:table-cell>
              <table:table-cell office:value-type="string">
                <text:p>OpenDDS Latency Best Effort Type</text:p>
                <draw:g>
                  <svg:desc>best_effort.A16:best_effort.A16</svg:desc>
                </draw:g>
              </table:table-cell>
              <table:table-cell office:value-type="string">
                <text:p>OpenDDS Latency Reliable Type</text:p>
                <draw:g>
                  <svg:desc>Reliable.A16:Reliable.A16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Reliable.A18:Reliable.A28</svg:desc>
                </draw:g>
              </table:table-cell>
              <table:table-cell office:value-type="float" office:value="147.24">
                <text:p>147.24</text:p>
                <draw:g>
                  <svg:desc>best_effort.D3:best_effort.D13</svg:desc>
                </draw:g>
              </table:table-cell>
              <table:table-cell office:value-type="float" office:value="199.5">
                <text:p>199.5</text:p>
                <draw:g>
                  <svg:desc>Reliable.D3:Reliable.D13</svg:desc>
                </draw:g>
              </table:table-cell>
              <table:table-cell office:value-type="float" office:value="367.18">
                <text:p>367.18</text:p>
                <draw:g>
                  <svg:desc>best_effort.D18:best_effort.D28</svg:desc>
                </draw:g>
              </table:table-cell>
              <table:table-cell office:value-type="float" office:value="406.19">
                <text:p>406.19</text:p>
                <draw:g>
                  <svg:desc>Reliable.D18:Reliable.D28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41.76">
                <text:p>141.76</text:p>
              </table:table-cell>
              <table:table-cell office:value-type="float" office:value="198.47">
                <text:p>198.47</text:p>
              </table:table-cell>
              <table:table-cell office:value-type="float" office:value="325.69">
                <text:p>325.69</text:p>
              </table:table-cell>
              <table:table-cell office:value-type="float" office:value="413.39">
                <text:p>413.3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48.82">
                <text:p>148.82</text:p>
              </table:table-cell>
              <table:table-cell office:value-type="float" office:value="200.24">
                <text:p>200.24</text:p>
              </table:table-cell>
              <table:table-cell office:value-type="float" office:value="319.18">
                <text:p>319.18</text:p>
              </table:table-cell>
              <table:table-cell office:value-type="float" office:value="413.24">
                <text:p>413.2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40.99">
                <text:p>140.99</text:p>
              </table:table-cell>
              <table:table-cell office:value-type="float" office:value="199.21">
                <text:p>199.21</text:p>
              </table:table-cell>
              <table:table-cell office:value-type="float" office:value="320.24">
                <text:p>320.24</text:p>
              </table:table-cell>
              <table:table-cell office:value-type="float" office:value="408.68">
                <text:p>408.6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44.49">
                <text:p>144.49</text:p>
              </table:table-cell>
              <table:table-cell office:value-type="float" office:value="196.73">
                <text:p>196.73</text:p>
              </table:table-cell>
              <table:table-cell office:value-type="float" office:value="322.91">
                <text:p>322.91</text:p>
              </table:table-cell>
              <table:table-cell office:value-type="float" office:value="405.78">
                <text:p>405.7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56">
                <text:p>156</text:p>
              </table:table-cell>
              <table:table-cell office:value-type="float" office:value="197.23">
                <text:p>197.23</text:p>
              </table:table-cell>
              <table:table-cell office:value-type="float" office:value="351.89">
                <text:p>351.89</text:p>
              </table:table-cell>
              <table:table-cell office:value-type="float" office:value="404.52">
                <text:p>404.5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50.62">
                <text:p>150.62</text:p>
              </table:table-cell>
              <table:table-cell office:value-type="float" office:value="205.35">
                <text:p>205.35</text:p>
              </table:table-cell>
              <table:table-cell office:value-type="float" office:value="348.96">
                <text:p>348.96</text:p>
              </table:table-cell>
              <table:table-cell office:value-type="float" office:value="421.96">
                <text:p>421.96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56.85">
                <text:p>156.85</text:p>
              </table:table-cell>
              <table:table-cell office:value-type="float" office:value="207.66">
                <text:p>207.66</text:p>
              </table:table-cell>
              <table:table-cell office:value-type="float" office:value="348.01">
                <text:p>348.01</text:p>
              </table:table-cell>
              <table:table-cell office:value-type="float" office:value="413.88">
                <text:p>413.8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68.33">
                <text:p>168.33</text:p>
              </table:table-cell>
              <table:table-cell office:value-type="float" office:value="213.82">
                <text:p>213.82</text:p>
              </table:table-cell>
              <table:table-cell office:value-type="float" office:value="352.68">
                <text:p>352.68</text:p>
              </table:table-cell>
              <table:table-cell office:value-type="float" office:value="422.22">
                <text:p>422.2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89.87">
                <text:p>189.87</text:p>
              </table:table-cell>
              <table:table-cell office:value-type="float" office:value="231.67">
                <text:p>231.67</text:p>
              </table:table-cell>
              <table:table-cell office:value-type="float" office:value="355.75">
                <text:p>355.75</text:p>
              </table:table-cell>
              <table:table-cell office:value-type="float" office:value="426.91">
                <text:p>426.91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221.26">
                <text:p>221.26</text:p>
              </table:table-cell>
              <table:table-cell office:value-type="float" office:value="262.98">
                <text:p>262.98</text:p>
              </table:table-cell>
              <table:table-cell office:value-type="float" office:value="348.42">
                <text:p>348.42</text:p>
              </table:table-cell>
              <table:table-cell office:value-type="float" office:value="419.82">
                <text:p>419.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